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Cuvée Brut </text:p>
          </table:table-cell>
          <table:table-cell office:value-type="string" calcext:value-type="string">
            <text:p>Bellavist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k1e79z65vsz8rfe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Brut</text:p>
          </table:table-cell>
          <table:table-cell office:value-type="string" calcext:value-type="string">
            <text:p>Bellavista</text:p>
          </table:table-cell>
          <table:table-cell office:value-type="float" office:value="38.358646" calcext:value-type="float">
            <text:p>38.3586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`Asti Montebruna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370" calcext:value-type="float">
            <text:p>13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50.67632" calcext:value-type="float">
            <text:p>50.676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float" office:value="4790" calcext:value-type="float">
            <text:p>47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5.03156" calcext:value-type="float">
            <text:p>55.031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ancredi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3hsc3eddz9gjeye7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ncredi</text:p>
          </table:table-cell>
          <table:table-cell office:value-type="string" calcext:value-type="string">
            <text:p>Donnafugata</text:p>
          </table:table-cell>
          <table:table-cell office:value-type="float" office:value="43.353294" calcext:value-type="float">
            <text:p>43.3532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0ccfyk9pna69wm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-Caprai</text:p>
          </table:table-cell>
          <table:table-cell office:value-type="float" office:value="66.79129" calcext:value-type="float">
            <text:p>66.791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21000" calcext:value-type="float">
            <text:p>21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911015" calcext:value-type="float">
            <text:p>33.9110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Spers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19000" calcext:value-type="float">
            <text:p>19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7qb0nmb3p3cs0z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perss</text:p>
          </table:table-cell>
          <table:table-cell office:value-type="string" calcext:value-type="string">
            <text:p>Gaja</text:p>
          </table:table-cell>
          <table:table-cell office:value-type="float" office:value="41.881824" calcext:value-type="float">
            <text:p>41.881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`Asti Bricco dell`uccellone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4750" calcext:value-type="float">
            <text:p>4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53.90317" calcext:value-type="float">
            <text:p>53.90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Lorens</text:p>
          </table:table-cell>
          <table:table-cell office:value-type="string" calcext:value-type="string">
            <text:p>Loda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d5fdej59s20baf41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rens Barbaresco</text:p>
          </table:table-cell>
          <table:table-cell office:value-type="string" calcext:value-type="string">
            <text:p>Lodali</text:p>
          </table:table-cell>
          <table:table-cell office:value-type="float" office:value="46.733234" calcext:value-type="float">
            <text:p>46.7332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Turmhof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1sfp6aatfcers04x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urmhof</text:p>
          </table:table-cell>
          <table:table-cell office:value-type="string" calcext:value-type="string">
            <text:p>Tiefenbrunner</text:p>
          </table:table-cell>
          <table:table-cell office:value-type="float" office:value="42.2593" calcext:value-type="float">
            <text:p>42.25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Margheria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1bzkkbtawsys1e0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Massolino</text:p>
          </table:table-cell>
          <table:table-cell office:value-type="float" office:value="47.672394" calcext:value-type="float">
            <text:p>47.672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7290" calcext:value-type="float">
            <text:p>72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t0jb18tnmca890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 office:value-type="float" office:value="46.97345" calcext:value-type="float">
            <text:p>46.973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Ornato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300" calcext:value-type="float">
            <text:p>9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6g16anb9vmm2j4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Ornato</text:p>
          </table:table-cell>
          <table:table-cell office:value-type="string" calcext:value-type="string">
            <text:p>Pio Cesare</text:p>
          </table:table-cell>
          <table:table-cell office:value-type="float" office:value="54.046486" calcext:value-type="float">
            <text:p>54.046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33.208557" calcext:value-type="float">
            <text:p>33.2085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Undicicomuni</text:p>
          </table:table-cell>
          <table:table-cell office:value-type="string" calcext:value-type="string">
            <text:p>Arnaldo Riv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460" calcext:value-type="float">
            <text:p>24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xve5dez66keysg1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ndicicomuni Barolo</text:p>
          </table:table-cell>
          <table:table-cell office:value-type="string" calcext:value-type="string">
            <text:p>Arnaldo Rivera</text:p>
          </table:table-cell>
          <table:table-cell office:value-type="float" office:value="54.64641" calcext:value-type="float">
            <text:p>54.646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3600" calcext:value-type="float">
            <text:p>1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846f0w722wxdzvfs9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 office:value-type="float" office:value="47.00517" calcext:value-type="float">
            <text:p>47.00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erasuolo di Vittoria</text:p>
          </table:table-cell>
          <table:table-cell office:value-type="string" calcext:value-type="string">
            <text:p>Plan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10" calcext:value-type="float">
            <text:p>9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a58jce5zypbmdfkx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rasuolo di Vittoria</text:p>
          </table:table-cell>
          <table:table-cell office:value-type="string" calcext:value-type="string">
            <text:p>Planeta</text:p>
          </table:table-cell>
          <table:table-cell office:value-type="float" office:value="46.228302" calcext:value-type="float">
            <text:p>46.2283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imitivo di Manduria Raccontami</text:p>
          </table:table-cell>
          <table:table-cell office:value-type="string" calcext:value-type="string">
            <text:p>Vesp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3mh9s9jjd32spm5n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di Manduria Raccontami</text:p>
          </table:table-cell>
          <table:table-cell office:value-type="string" calcext:value-type="string">
            <text:p>Vespa</text:p>
          </table:table-cell>
          <table:table-cell office:value-type="float" office:value="53.988644" calcext:value-type="float">
            <text:p>53.9886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46.439716" calcext:value-type="float">
            <text:p>46.4397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6726" calcext:value-type="float">
            <text:p>51.67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t0jb18tnmca890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 office:value-type="float" office:value="46.183937" calcext:value-type="float">
            <text:p>46.183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2030" calcext:value-type="float">
            <text:p>20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6.242634" calcext:value-type="float">
            <text:p>46.2426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passito Paul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td27tjz7dt25a6w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agrein Passito Paul</text:p>
          </table:table-cell>
          <table:table-cell office:value-type="string" calcext:value-type="string">
            <text:p>Kiemberger</text:p>
          </table:table-cell>
          <table:table-cell office:value-type="float" office:value="50.781933" calcext:value-type="float">
            <text:p>50.7819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Furggl 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53.74107" calcext:value-type="float">
            <text:p>53.74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Mirell 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64.22192" calcext:value-type="float">
            <text:p>64.221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roldego Sgarzon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kgxjmhc2znqdf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 office:value-type="float" office:value="49.68434" calcext:value-type="float">
            <text:p>49.684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mpofiorin Brolo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4x3kdp4ntz34pc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o Campofiorin</text:p>
          </table:table-cell>
          <table:table-cell office:value-type="string" calcext:value-type="string">
            <text:p>Masi</text:p>
          </table:table-cell>
          <table:table-cell office:value-type="float" office:value="36.40502" calcext:value-type="float">
            <text:p>36.405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3300" calcext:value-type="float">
            <text:p>1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7.304497" calcext:value-type="float">
            <text:p>57.3044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1500" calcext:value-type="float">
            <text:p>1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7.4935" calcext:value-type="float">
            <text:p>47.49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L` apparita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36000" calcext:value-type="float">
            <text:p>3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60sygzpm3fmahg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'Apparita</text:p>
          </table:table-cell>
          <table:table-cell office:value-type="string" calcext:value-type="string">
            <text:p>Castello di Ama</text:p>
          </table:table-cell>
          <table:table-cell office:value-type="float" office:value="49.323982" calcext:value-type="float">
            <text:p>49.323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9800" calcext:value-type="float">
            <text:p>9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4.242043" calcext:value-type="float">
            <text:p>54.242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ricco delle Viole </text:p>
          </table:table-cell>
          <table:table-cell office:value-type="string" calcext:value-type="string">
            <text:p>G. D. Vaj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54.371437" calcext:value-type="float">
            <text:p>54.371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Lorens </text:p>
          </table:table-cell>
          <table:table-cell office:value-type="string" calcext:value-type="string">
            <text:p>Loda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d5fdej59s20baf41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rens Barbaresco</text:p>
          </table:table-cell>
          <table:table-cell office:value-type="string" calcext:value-type="string">
            <text:p>Lodali</text:p>
          </table:table-cell>
          <table:table-cell office:value-type="float" office:value="45.943718" calcext:value-type="float">
            <text:p>45.9437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4450" calcext:value-type="float">
            <text:p>4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53.659683" calcext:value-type="float">
            <text:p>53.659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55" calcext:value-type="float">
            <text:p>585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7.304497" calcext:value-type="float">
            <text:p>57.3044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16803" calcext:value-type="float">
            <text:p>58.816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Flied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p2dp79tjv2vpnfrx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Fliederhof</text:p>
          </table:table-cell>
          <table:table-cell office:value-type="float" office:value="40.045815" calcext:value-type="float">
            <text:p>40.0458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255463" calcext:value-type="float">
            <text:p>54.2554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iserva</text:p>
          </table:table-cell>
          <table:table-cell office:value-type="string" calcext:value-type="string">
            <text:p>Hap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5q1h51tyk7k7b7c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</text:p>
          </table:table-cell>
          <table:table-cell office:value-type="string" calcext:value-type="string">
            <text:p>Happacherhof</text:p>
          </table:table-cell>
          <table:table-cell office:value-type="float" office:value="38.286037" calcext:value-type="float">
            <text:p>38.2860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30" calcext:value-type="float">
            <text:p>11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dqz08t30v9h7213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ellerei Kaltern</text:p>
          </table:table-cell>
          <table:table-cell office:value-type="float" office:value="47.235565" calcext:value-type="float">
            <text:p>47.2355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Sauvignon</text:p>
          </table:table-cell>
          <table:table-cell office:value-type="string" calcext:value-type="string">
            <text:p>Messn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1t067xsp0zn5nym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Sauvignon</text:p>
          </table:table-cell>
          <table:table-cell office:value-type="string" calcext:value-type="string">
            <text:p>Messnerhof</text:p>
          </table:table-cell>
          <table:table-cell office:value-type="float" office:value="45.97808" calcext:value-type="float">
            <text:p>45.978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Graf von Meran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2fqtf0fe9vy4nv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f von Meran Sauvignon</text:p>
          </table:table-cell>
          <table:table-cell office:value-type="string" calcext:value-type="string">
            <text:p>Kellerei Meran</text:p>
          </table:table-cell>
          <table:table-cell office:value-type="float" office:value="50.684082" calcext:value-type="float">
            <text:p>50.6840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Tasch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tc4ww9r20w1tat5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Taschlerhof</text:p>
          </table:table-cell>
          <table:table-cell office:value-type="float" office:value="39.147503" calcext:value-type="float">
            <text:p>39.147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fm3vjryzbpj6df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 office:value-type="float" office:value="37.768143" calcext:value-type="float">
            <text:p>37.7681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620" calcext:value-type="float">
            <text:p>16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twd1ve9772018dyh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Laimburg</text:p>
          </table:table-cell>
          <table:table-cell office:value-type="float" office:value="31.081535" calcext:value-type="float">
            <text:p>31.0815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srtd6bv2y2d007t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Pacherhof</text:p>
          </table:table-cell>
          <table:table-cell office:value-type="float" office:value="34.227486" calcext:value-type="float">
            <text:p>34.227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8py48ktv1d5grxx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Lieselehof</text:p>
          </table:table-cell>
          <table:table-cell office:value-type="float" office:value="36.360046" calcext:value-type="float">
            <text:p>36.360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e80gk8f0f496j1a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Pacherhof</text:p>
          </table:table-cell>
          <table:table-cell office:value-type="float" office:value="43.32578" calcext:value-type="float">
            <text:p>43.32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eserve della Contessa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430" calcext:value-type="float">
            <text:p>14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5.36743" calcext:value-type="float">
            <text:p>45.367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na`Rouge</text:p>
          </table:table-cell>
          <table:table-cell office:value-type="string" calcext:value-type="string">
            <text:p>Hartmann Dona`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5edspk5wgk87pdf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à Rouge</text:p>
          </table:table-cell>
          <table:table-cell office:value-type="string" calcext:value-type="string">
            <text:p>Hartmann Donà</text:p>
          </table:table-cell>
          <table:table-cell office:value-type="float" office:value="45.409184" calcext:value-type="float">
            <text:p>45.409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240" calcext:value-type="float">
            <text:p>22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6.14486" calcext:value-type="float">
            <text:p>46.14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Quirinus</text:p>
          </table:table-cell>
          <table:table-cell office:value-type="string" calcext:value-type="string">
            <text:p>St. Quirin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vwxkbr1xtdafq2xnb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Quirinus</text:p>
          </table:table-cell>
          <table:table-cell office:value-type="string" calcext:value-type="string">
            <text:p>St Quirinus</text:p>
          </table:table-cell>
          <table:table-cell office:value-type="float" office:value="50.502876" calcext:value-type="float">
            <text:p>50.5028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lta di Bertinga</text:p>
          </table:table-cell>
          <table:table-cell office:value-type="string" calcext:value-type="string">
            <text:p>Bertin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wxzn18yjrenwzecg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ta di Bertinga</text:p>
          </table:table-cell>
          <table:table-cell office:value-type="string" calcext:value-type="string">
            <text:p>Bertinga</text:p>
          </table:table-cell>
          <table:table-cell office:value-type="float" office:value="56.295605" calcext:value-type="float">
            <text:p>56.295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lldiv Prestige</text:p>
          </table:table-cell>
          <table:table-cell office:value-type="string" calcext:value-type="string">
            <text:p>Von Braunba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wg890s67crvyjgfg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lldiv Prestige</text:p>
          </table:table-cell>
          <table:table-cell office:value-type="string" calcext:value-type="string">
            <text:p>Von Braunbach</text:p>
          </table:table-cell>
          <table:table-cell office:value-type="float" office:value="57.9179" calcext:value-type="float">
            <text:p>57.91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inticlarus Cuvee`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090" calcext:value-type="float">
            <text:p>3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jex7ec5r6bex9n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Linticlarus</text:p>
          </table:table-cell>
          <table:table-cell office:value-type="string" calcext:value-type="string">
            <text:p>Tiefenbrunner</text:p>
          </table:table-cell>
          <table:table-cell office:value-type="float" office:value="43.690342" calcext:value-type="float">
            <text:p>43.690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elleus</text:p>
          </table:table-cell>
          <table:table-cell office:value-type="string" calcext:value-type="string">
            <text:p>Messn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392axz2rtcfd01kr7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lleus</text:p>
          </table:table-cell>
          <table:table-cell office:value-type="string" calcext:value-type="string">
            <text:p>Messnerhof</text:p>
          </table:table-cell>
          <table:table-cell office:value-type="float" office:value="41.662205" calcext:value-type="float">
            <text:p>41.662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l de Rey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2820" calcext:value-type="float">
            <text:p>28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qpnzv0h58cx4ydcz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 office:value-type="float" office:value="42.685284" calcext:value-type="float">
            <text:p>42.685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Morei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2410" calcext:value-type="float">
            <text:p>24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z52p49tm11n5n3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Morei</text:p>
          </table:table-cell>
          <table:table-cell office:value-type="string" calcext:value-type="string">
            <text:p>Foradori</text:p>
          </table:table-cell>
          <table:table-cell office:value-type="float" office:value="45.758236" calcext:value-type="float">
            <text:p>45.7582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2410" calcext:value-type="float">
            <text:p>24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kgxjmhc2znqdf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 office:value-type="float" office:value="50.473858" calcext:value-type="float">
            <text:p>50.4738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dolino Classico Brol Grande</text:p>
          </table:table-cell>
          <table:table-cell office:value-type="string" calcext:value-type="string">
            <text:p>Le Frag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7r5qmmhth65qr9w1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 Grande Bardolino Classico</text:p>
          </table:table-cell>
          <table:table-cell office:value-type="string" calcext:value-type="string">
            <text:p>Le Fraghe</text:p>
          </table:table-cell>
          <table:table-cell office:value-type="float" office:value="53.565792" calcext:value-type="float">
            <text:p>53.5657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Vigneto Bellavista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5z5bbr4hnsrf4t5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Vigneto Bellavista</text:p>
          </table:table-cell>
          <table:table-cell office:value-type="string" calcext:value-type="string">
            <text:p>Castello di Ama</text:p>
          </table:table-cell>
          <table:table-cell office:value-type="float" office:value="52.34449" calcext:value-type="float">
            <text:p>52.344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ywnj54je459f96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50.61466" calcext:value-type="float">
            <text:p>50.61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Uccell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4100" calcext:value-type="float">
            <text:p>4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wktjk58v0pxcyd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Uccelliera</text:p>
          </table:table-cell>
          <table:table-cell office:value-type="float" office:value="44.885876" calcext:value-type="float">
            <text:p>44.8858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</text:p>
          </table:table-cell>
          <table:table-cell office:value-type="string" calcext:value-type="string">
            <text:p>Arg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a3rmyt1509hwk0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Argiano</text:p>
          </table:table-cell>
          <table:table-cell office:value-type="float" office:value="41.946465" calcext:value-type="float">
            <text:p>41.946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rucci Melo</text:p>
          </table:table-cell>
          <table:table-cell office:value-type="string" calcext:value-type="string">
            <text:p>Podere For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d59krepqygk1xxr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rucci Melo</text:p>
          </table:table-cell>
          <table:table-cell office:value-type="string" calcext:value-type="string">
            <text:p>Podere Forte</text:p>
          </table:table-cell>
          <table:table-cell office:value-type="float" office:value="50.64985" calcext:value-type="float">
            <text:p>50.649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gheri superiore Sondrai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7z2v0jng9as606c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</text:p>
          </table:table-cell>
          <table:table-cell office:value-type="string" calcext:value-type="string">
            <text:p>Poggio Al Tesoro</text:p>
          </table:table-cell>
          <table:table-cell office:value-type="float" office:value="56.75371" calcext:value-type="float">
            <text:p>56.753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200" calcext:value-type="float">
            <text:p>12200</text:p>
          </table:table-cell>
          <table:table-cell office:value-type="float" office:value="7390" calcext:value-type="float">
            <text:p>7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60.460075" calcext:value-type="float">
            <text:p>60.4600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`Asti Bricco dell`Uccellone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53.113655" calcext:value-type="float">
            <text:p>53.1136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Haderburg Brut </text:p>
          </table:table-cell>
          <table:table-cell office:value-type="string" calcext:value-type="string">
            <text:p>Haderburg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mx0p7drhda7fcn8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rut</text:p>
          </table:table-cell>
          <table:table-cell office:value-type="string" calcext:value-type="string">
            <text:p>Haderburg</text:p>
          </table:table-cell>
          <table:table-cell office:value-type="float" office:value="30.604206" calcext:value-type="float">
            <text:p>30.604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Haderburg Pas Dose` </text:p>
          </table:table-cell>
          <table:table-cell office:value-type="string" calcext:value-type="string">
            <text:p>Haderburg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35.44899" calcext:value-type="float">
            <text:p>35.448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Satin </text:p>
          </table:table-cell>
          <table:table-cell office:value-type="string" calcext:value-type="string">
            <text:p>Bellavist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3990" calcext:value-type="float">
            <text:p>3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evznqx93s31tmnk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 Brut</text:p>
          </table:table-cell>
          <table:table-cell office:value-type="string" calcext:value-type="string">
            <text:p>Bellavista</text:p>
          </table:table-cell>
          <table:table-cell office:value-type="float" office:value="38.596317" calcext:value-type="float">
            <text:p>38.596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nto Doc Blauwal Extra Brut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5ks7ytswp9sw9m25n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Der Blauwal Extra Brut</text:p>
          </table:table-cell>
          <table:table-cell office:value-type="string" calcext:value-type="string">
            <text:p>Cesconi</text:p>
          </table:table-cell>
          <table:table-cell office:value-type="float" office:value="38.1449" calcext:value-type="float">
            <text:p>38.14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uinart Rose`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1.132008" calcext:value-type="float">
            <text:p>41.1320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Dom Perignon Brut 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21500" calcext:value-type="float">
            <text:p>2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37.255577" calcext:value-type="float">
            <text:p>37.255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Krug Gran Cuvée Brut 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800" calcext:value-type="float">
            <text:p>25800</text:p>
          </table:table-cell>
          <table:table-cell office:value-type="float" office:value="20900" calcext:value-type="float">
            <text:p>20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h5x1nhhc1jnbgbg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Cuvée Brut</text:p>
          </table:table-cell>
          <table:table-cell office:value-type="string" calcext:value-type="string">
            <text:p>Krug</text:p>
          </table:table-cell>
          <table:table-cell office:value-type="float" office:value="28.125772" calcext:value-type="float">
            <text:p>28.125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Moet &amp; Chandon Ice Imperial </text:p>
          </table:table-cell>
          <table:table-cell office:value-type="string" calcext:value-type="string">
            <text:p>Moet &amp; Chando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afaamrpd0h6yeyzy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Ice Impérial Demi-Sec</text:p>
          </table:table-cell>
          <table:table-cell office:value-type="string" calcext:value-type="string">
            <text:p>Moët &amp; Chandon</text:p>
          </table:table-cell>
          <table:table-cell office:value-type="float" office:value="40.776974" calcext:value-type="float">
            <text:p>40.7769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4.197258" calcext:value-type="float">
            <text:p>34.197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9.444954" calcext:value-type="float">
            <text:p>29.444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944" calcext:value-type="float">
            <text:p>9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n8c767ja0n7vt9n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Alois Lageder</text:p>
          </table:table-cell>
          <table:table-cell office:value-type="float" office:value="23.34613" calcext:value-type="float">
            <text:p>23.346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er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3.941578" calcext:value-type="float">
            <text:p>33.941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889" calcext:value-type="float">
            <text:p>18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whrjytxh158w9a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6.129715" calcext:value-type="float">
            <text:p>36.1297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tztraminer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30.769814" calcext:value-type="float">
            <text:p>30.7698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6.222088" calcext:value-type="float">
            <text:p>46.222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89" calcext:value-type="float">
            <text:p>18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3.711082" calcext:value-type="float">
            <text:p>33.7110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9.023842" calcext:value-type="float">
            <text:p>29.0238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3629" calcext:value-type="float">
            <text:p>362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707" calcext:value-type="float">
            <text:p>39.7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Praepu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590" calcext:value-type="float">
            <text:p>15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452656" calcext:value-type="float">
            <text:p>32.452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ltliner</text:p>
          </table:table-cell>
          <table:table-cell office:value-type="string" calcext:value-type="string">
            <text:p>Garli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g05z4fzy8ag4vdsb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Bio</text:p>
          </table:table-cell>
          <table:table-cell office:value-type="string" calcext:value-type="string">
            <text:p>Garlider</text:p>
          </table:table-cell>
          <table:table-cell office:value-type="float" office:value="30.9304" calcext:value-type="float">
            <text:p>30.9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Porer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ewa9d3h8hgbg3f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ORER Bio</text:p>
          </table:table-cell>
          <table:table-cell office:value-type="string" calcext:value-type="string">
            <text:p>Alois Lageder</text:p>
          </table:table-cell>
          <table:table-cell office:value-type="float" office:value="35.206985" calcext:value-type="float">
            <text:p>35.2069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wpc5rwqdma4kja9w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32.368317" calcext:value-type="float">
            <text:p>32.368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9.070045" calcext:value-type="float">
            <text:p>49.0700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290" calcext:value-type="float">
            <text:p>22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050667" calcext:value-type="float">
            <text:p>54.050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Versalt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445" calcext:value-type="float">
            <text:p>14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0na9pby76vm635sr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ersalto Bio</text:p>
          </table:table-cell>
          <table:table-cell office:value-type="string" calcext:value-type="string">
            <text:p>Alois Lageder</text:p>
          </table:table-cell>
          <table:table-cell office:value-type="float" office:value="51.56637" calcext:value-type="float">
            <text:p>51.566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qhvbre4ann8ryaw6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St. Michael-Eppan</text:p>
          </table:table-cell>
          <table:table-cell office:value-type="float" office:value="39.632706" calcext:value-type="float">
            <text:p>39.6327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Strahler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zcbd142pyytvym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trahler</text:p>
          </table:table-cell>
          <table:table-cell office:value-type="string" calcext:value-type="string">
            <text:p>Stroblhof</text:p>
          </table:table-cell>
          <table:table-cell office:value-type="float" office:value="41.10751" calcext:value-type="float">
            <text:p>41.107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 Privat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790" calcext:value-type="float">
            <text:p>27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37.19476" calcext:value-type="float">
            <text:p>37.194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mistar Bianco Cuveè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30" calcext:value-type="float">
            <text:p>20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46.930748" calcext:value-type="float">
            <text:p>46.930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and Cuvee` I°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500" calcext:value-type="float">
            <text:p>2150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er9gtdtb68r5bf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Grande Cuvée I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084045" calcext:value-type="float">
            <text:p>49.0840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9900" calcext:value-type="float">
            <text:p>9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34.073036" calcext:value-type="float">
            <text:p>34.073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gana S. Christin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30" calcext:value-type="float">
            <text:p>11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ds7qp3gady88ztr126cf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Santa Cristina</text:p>
          </table:table-cell>
          <table:table-cell office:value-type="string" calcext:value-type="string">
            <text:p>Zenato</text:p>
          </table:table-cell>
          <table:table-cell office:value-type="float" office:value="37.63797" calcext:value-type="float">
            <text:p>37.637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siola Fontanasanta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vdr1724n7cmge6k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siola Fontanasanta Bio</text:p>
          </table:table-cell>
          <table:table-cell office:value-type="string" calcext:value-type="string">
            <text:p>Foradori</text:p>
          </table:table-cell>
          <table:table-cell office:value-type="float" office:value="49.342583" calcext:value-type="float">
            <text:p>49.342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ose` Lageder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94" calcext:value-type="float">
            <text:p>99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cces1wmt6sy3ngjv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Alois Lageder</text:p>
          </table:table-cell>
          <table:table-cell office:value-type="float" office:value="30.879082" calcext:value-type="float">
            <text:p>30.8790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Rose de Manincor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550" calcext:value-type="float">
            <text:p>15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5.03936" calcext:value-type="float">
            <text:p>45.039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rose`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120" calcext:value-type="float">
            <text:p>11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n9ntyd5d1xzmh6mb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errosè DeSilva</text:p>
          </table:table-cell>
          <table:table-cell office:value-type="string" calcext:value-type="string">
            <text:p>Peter Sölva</text:p>
          </table:table-cell>
          <table:table-cell office:value-type="float" office:value="41.90686" calcext:value-type="float">
            <text:p>41.90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a Huck am Bach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40" calcext:value-type="float">
            <text:p>8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2.38056" calcext:value-type="float">
            <text:p>52.38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a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gcg2kdgtahk0cbz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Kandlerhof</text:p>
          </table:table-cell>
          <table:table-cell office:value-type="float" office:value="41.552845" calcext:value-type="float">
            <text:p>41.5528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weigelt Mitterberg</text:p>
          </table:table-cell>
          <table:table-cell office:value-type="string" calcext:value-type="string">
            <text:p>Marinus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dzspex5yh88h1c5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weigelt</text:p>
          </table:table-cell>
          <table:table-cell office:value-type="string" calcext:value-type="string">
            <text:p>Marinushof</text:p>
          </table:table-cell>
          <table:table-cell office:value-type="float" office:value="36.13845" calcext:value-type="float">
            <text:p>36.138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Schwarze Mandonna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5.961567" calcext:value-type="float">
            <text:p>35.961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Schwarze Mandonna Riserva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gjmszae3k6fr1ra4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6.363327" calcext:value-type="float">
            <text:p>36.3633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St . Urban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4580" calcext:value-type="float">
            <text:p>45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30.21197" calcext:value-type="float">
            <text:p>30.211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Thalmann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9f2am5sr20mpeg3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halma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7.236717" calcext:value-type="float">
            <text:p>37.2367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Krafuss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office:value-type="float" office:value="3745" calcext:value-type="float">
            <text:p>37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fy2h5q290gf20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rafuss Bio</text:p>
          </table:table-cell>
          <table:table-cell office:value-type="string" calcext:value-type="string">
            <text:p>Alois Lageder</text:p>
          </table:table-cell>
          <table:table-cell office:value-type="float" office:value="47.07408" calcext:value-type="float">
            <text:p>47.074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Ponkler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ònkler</text:p>
          </table:table-cell>
          <table:table-cell office:value-type="string" calcext:value-type="string">
            <text:p>Franz Haas</text:p>
          </table:table-cell>
          <table:table-cell office:value-type="float" office:value="41.274414" calcext:value-type="float">
            <text:p>41.2744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990" calcext:value-type="float">
            <text:p>5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0.496943" calcext:value-type="float">
            <text:p>30.496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864353" calcext:value-type="float">
            <text:p>42.86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2.59386" calcext:value-type="float">
            <text:p>32.59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 Quintessenz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5.88526" calcext:value-type="float">
            <text:p>45.885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Turmhof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15bza7jgrpq4fezw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Turmhof</text:p>
          </table:table-cell>
          <table:table-cell office:value-type="string" calcext:value-type="string">
            <text:p>Tiefenbrunner</text:p>
          </table:table-cell>
          <table:table-cell office:value-type="float" office:value="40.5134" calcext:value-type="float">
            <text:p>40.51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Höhepunkt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qaazs8byef0f1qr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Höhepunkt</text:p>
          </table:table-cell>
          <table:table-cell office:value-type="string" calcext:value-type="string">
            <text:p>Seeperle</text:p>
          </table:table-cell>
          <table:table-cell office:value-type="float" office:value="45.578377" calcext:value-type="float">
            <text:p>45.5783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ldt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390" calcext:value-type="float">
            <text:p>1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ch34z2dw9p119t9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Clemens Waldthaler</text:p>
          </table:table-cell>
          <table:table-cell office:value-type="float" office:value="28.483627" calcext:value-type="float">
            <text:p>28.4836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Furggl</text:p>
          </table:table-cell>
          <table:table-cell office:value-type="string" calcext:value-type="string">
            <text:p>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40.885292" calcext:value-type="float">
            <text:p>40.8852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3240" calcext:value-type="float">
            <text:p>32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3.914707" calcext:value-type="float">
            <text:p>43.9147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5600" calcext:value-type="float">
            <text:p>5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291092" calcext:value-type="float">
            <text:p>37.2910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 Klosteranger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5200" calcext:value-type="float">
            <text:p>5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56.456882" calcext:value-type="float">
            <text:p>56.4568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(y)eroldego</text:p>
          </table:table-cell>
          <table:table-cell office:value-type="string" calcext:value-type="string">
            <text:p>Nu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dm05ttzdav0w2ngg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yroldego Rosso</text:p>
          </table:table-cell>
          <table:table-cell office:value-type="string" calcext:value-type="string">
            <text:p>Heinrich Mayr - Nusserhof</text:p>
          </table:table-cell>
          <table:table-cell office:value-type="float" office:value="27.156973" calcext:value-type="float">
            <text:p>27.156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 Siebeneich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0.375126" calcext:value-type="float">
            <text:p>40.3751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 Siebeneich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Schreckbichl / Colterenzio</text:p>
          </table:table-cell>
          <table:table-cell office:value-type="float" office:value="35.270844" calcext:value-type="float">
            <text:p>35.2708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Nussleiten</text:p>
          </table:table-cell>
          <table:table-cell office:value-type="string" calcext:value-type="string">
            <text:p>Sa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3450" calcext:value-type="float">
            <text:p>3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rhytmgxxmm4g274a5vjyd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ussleiten</text:p>
          </table:table-cell>
          <table:table-cell office:value-type="string" calcext:value-type="string">
            <text:p>Castel Sallegg</text:p>
          </table:table-cell>
          <table:table-cell office:value-type="float" office:value="37.39148" calcext:value-type="float">
            <text:p>37.391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 Lona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ona</text:p>
          </table:table-cell>
          <table:table-cell office:value-type="string" calcext:value-type="string">
            <text:p>Kellerei St. Pauls</text:p>
          </table:table-cell>
          <table:table-cell office:value-type="float" office:value="29.876411" calcext:value-type="float">
            <text:p>29.8764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2620" calcext:value-type="float">
            <text:p>26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551258" calcext:value-type="float">
            <text:p>40.551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rnelius rosso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h4zarmx6997qna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Cornelius Rosso</text:p>
          </table:table-cell>
          <table:table-cell office:value-type="string" calcext:value-type="string">
            <text:p>Schreckbichl / Colterenzio</text:p>
          </table:table-cell>
          <table:table-cell office:value-type="float" office:value="35.272137" calcext:value-type="float">
            <text:p>35.272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ugum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0.144367" calcext:value-type="float">
            <text:p>50.1443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ermesse Grand Cuvè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4780" calcext:value-type="float">
            <text:p>47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7.10749" calcext:value-type="float">
            <text:p>57.107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4669" calcext:value-type="float">
            <text:p>35.746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irchegg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470" calcext:value-type="float">
            <text:p>14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egw4g9qfc1bgce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Kirchegg</text:p>
          </table:table-cell>
          <table:table-cell office:value-type="string" calcext:value-type="string">
            <text:p>J. Hofstätter</text:p>
          </table:table-cell>
          <table:table-cell office:value-type="float" office:value="27.154726" calcext:value-type="float">
            <text:p>27.1547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Mayr -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3240" calcext:value-type="float">
            <text:p>32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552776" calcext:value-type="float">
            <text:p>45.552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ribus Unitis</text:p>
          </table:table-cell>
          <table:table-cell office:value-type="string" calcext:value-type="string">
            <text:p>Sölva / Kof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4900" calcext:value-type="float">
            <text:p>4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Rot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43.922398" calcext:value-type="float">
            <text:p>43.9223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Secondo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170" calcext:value-type="float">
            <text:p>1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a42ypxsqegk43jj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Il Secondo</text:p>
          </table:table-cell>
          <table:table-cell office:value-type="string" calcext:value-type="string">
            <text:p>Peter Sölva</text:p>
          </table:table-cell>
          <table:table-cell office:value-type="float" office:value="45.27669" calcext:value-type="float">
            <text:p>45.276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204857" calcext:value-type="float">
            <text:p>33.2048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6950" calcext:value-type="float">
            <text:p>6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29.908836" calcext:value-type="float">
            <text:p>29.9088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rzemino superiore d`isera</text:p>
          </table:table-cell>
          <table:table-cell office:value-type="string" calcext:value-type="string">
            <text:p>Vivall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90" calcext:value-type="float">
            <text:p>8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807sbdh7w1dtgjg1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zemino d'Isera Superiore</text:p>
          </table:table-cell>
          <table:table-cell office:value-type="string" calcext:value-type="string">
            <text:p>Cantina Vivallis</text:p>
          </table:table-cell>
          <table:table-cell office:value-type="float" office:value="46.22959" calcext:value-type="float">
            <text:p>46.229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Granato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44.917767" calcext:value-type="float">
            <text:p>44.917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licella Superiore Ripass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580" calcext:value-type="float">
            <text:p>15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Ripassa</text:p>
          </table:table-cell>
          <table:table-cell office:value-type="string" calcext:value-type="string">
            <text:p>Zenato</text:p>
          </table:table-cell>
          <table:table-cell office:value-type="float" office:value="43.965298" calcext:value-type="float">
            <text:p>43.9652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mpofiorin ( Ripasso )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210" calcext:value-type="float">
            <text:p>12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kn9a0dhjgrp1qk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ofiorin</text:p>
          </table:table-cell>
          <table:table-cell office:value-type="string" calcext:value-type="string">
            <text:p>Masi</text:p>
          </table:table-cell>
          <table:table-cell office:value-type="float" office:value="32.81328" calcext:value-type="float">
            <text:p>32.813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mpofiorin Brolo Oro ( Ripasso )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560" calcext:value-type="float">
            <text:p>15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vay9q6r9kn8sm81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o di Campofiorin Oro</text:p>
          </table:table-cell>
          <table:table-cell office:value-type="string" calcext:value-type="string">
            <text:p>Masi</text:p>
          </table:table-cell>
          <table:table-cell office:value-type="float" office:value="38.28222" calcext:value-type="float">
            <text:p>38.282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imofiore ( Cab. Sauv., Cab. Franc,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4150" calcext:value-type="float">
            <text:p>4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67bbqq9t0s54d02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ofiore Rosso</text:p>
          </table:table-cell>
          <table:table-cell office:value-type="string" calcext:value-type="string">
            <text:p>Quintarelli Giuseppe</text:p>
          </table:table-cell>
          <table:table-cell office:value-type="float" office:value="37.617382" calcext:value-type="float">
            <text:p>37.6173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lassic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4079" calcext:value-type="float">
            <text:p>407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33.532906" calcext:value-type="float">
            <text:p>33.532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ostasera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3599" calcext:value-type="float">
            <text:p>359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9.74638" calcext:value-type="float">
            <text:p>29.746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Mazzano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g24s0rfv2wfqy1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zano Amarone Della Valpolicella Classico</text:p>
          </table:table-cell>
          <table:table-cell office:value-type="string" calcext:value-type="string">
            <text:p>Masi</text:p>
          </table:table-cell>
          <table:table-cell office:value-type="float" office:value="29.664356" calcext:value-type="float">
            <text:p>29.664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Monte S. Urbano</text:p>
          </table:table-cell>
          <table:table-cell office:value-type="string" calcext:value-type="string">
            <text:p>Sp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4450" calcext:value-type="float">
            <text:p>4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7c83fxcdd6pzs6p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igneto Monte Sant'Urbano Bio</text:p>
          </table:table-cell>
          <table:table-cell office:value-type="string" calcext:value-type="string">
            <text:p>Speri</text:p>
          </table:table-cell>
          <table:table-cell office:value-type="float" office:value="40.78443" calcext:value-type="float">
            <text:p>40.78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Vaio Amaron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5650" calcext:value-type="float">
            <text:p>5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kzgj2rjdje1bsxc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aio Armaron</text:p>
          </table:table-cell>
          <table:table-cell office:value-type="string" calcext:value-type="string">
            <text:p>Masi - Serego Alighieri</text:p>
          </table:table-cell>
          <table:table-cell office:value-type="float" office:value="34.029434" calcext:value-type="float">
            <text:p>34.0294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lassico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5999" calcext:value-type="float">
            <text:p>599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34h23fs9v85bm5g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37.5231" calcext:value-type="float">
            <text:p>37.52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S. Lorenzo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6gja7fn0tpxa4j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San Lorenzo</text:p>
          </table:table-cell>
          <table:table-cell office:value-type="string" calcext:value-type="string">
            <text:p>Castello di Ama</text:p>
          </table:table-cell>
          <table:table-cell office:value-type="float" office:value="51.202496" calcext:value-type="float">
            <text:p>51.2024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Badia Passignan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3890" calcext:value-type="float">
            <text:p>38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xs1s3v040zme1eh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adia A Passignano</text:p>
          </table:table-cell>
          <table:table-cell office:value-type="string" calcext:value-type="string">
            <text:p>Antinori</text:p>
          </table:table-cell>
          <table:table-cell office:value-type="float" office:value="46.664738" calcext:value-type="float">
            <text:p>46.6647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530" calcext:value-type="float">
            <text:p>15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dvhdzcy55b6b4xy6fydhk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29.257008" calcext:value-type="float">
            <text:p>29.2570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La Casuccia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5r52yc8xcfn7xh7q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Vigneto La Casuccia</text:p>
          </table:table-cell>
          <table:table-cell office:value-type="string" calcext:value-type="string">
            <text:p>Castello di Ama</text:p>
          </table:table-cell>
          <table:table-cell office:value-type="float" office:value="46.219055" calcext:value-type="float">
            <text:p>46.2190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Greppone Mazzi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3590" calcext:value-type="float">
            <text:p>35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rbf2fhsxyeb4rh1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Greppone Mazzi Brunello di Montalcino</text:p>
          </table:table-cell>
          <table:table-cell office:value-type="string" calcext:value-type="string">
            <text:p>Ruffino</text:p>
          </table:table-cell>
          <table:table-cell office:value-type="float" office:value="46.01879" calcext:value-type="float">
            <text:p>46.018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obile di Montepulciano</text:p>
          </table:table-cell>
          <table:table-cell office:value-type="string" calcext:value-type="string">
            <text:p>Bosc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a5ajdw1rz6hwntxy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Boscarelli</text:p>
          </table:table-cell>
          <table:table-cell office:value-type="float" office:value="43.385456" calcext:value-type="float">
            <text:p>43.385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obile di Montepulciano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40.004826" calcext:value-type="float">
            <text:p>40.0048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obile di M. Le Grandi Annate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s1hd1jgbkep7vj2n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i Annate 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43.622963" calcext:value-type="float">
            <text:p>43.622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ellino Riserva</text:p>
          </table:table-cell>
          <table:table-cell office:value-type="string" calcext:value-type="string">
            <text:p>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8sbm5ptytpn41trf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llino di Scansano Riserva</text:p>
          </table:table-cell>
          <table:table-cell office:value-type="string" calcext:value-type="string">
            <text:p>Fattoria le Pupille</text:p>
          </table:table-cell>
          <table:table-cell office:value-type="float" office:value="33.59232" calcext:value-type="float">
            <text:p>33.592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naiolo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q82f5qac6p0spdvf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aiolo Toscana</text:p>
          </table:table-cell>
          <table:table-cell office:value-type="string" calcext:value-type="string">
            <text:p>Bibi Graetz</text:p>
          </table:table-cell>
          <table:table-cell office:value-type="float" office:value="55.23579" calcext:value-type="float">
            <text:p>55.235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giovese Villaggio Rocca d`Orcia</text:p>
          </table:table-cell>
          <table:table-cell office:value-type="string" calcext:value-type="string">
            <text:p>Podere For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3nss8xthkaf1j64w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a d'Orcia Villaggio</text:p>
          </table:table-cell>
          <table:table-cell office:value-type="string" calcext:value-type="string">
            <text:p>Podere Forte</text:p>
          </table:table-cell>
          <table:table-cell office:value-type="float" office:value="56.466835" calcext:value-type="float">
            <text:p>56.4668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Michele Sa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npyx6krgn42w6wr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</text:p>
          </table:table-cell>
          <table:table-cell office:value-type="string" calcext:value-type="string">
            <text:p>Michele Satta</text:p>
          </table:table-cell>
          <table:table-cell office:value-type="float" office:value="35.73845" calcext:value-type="float">
            <text:p>35.738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uemani Cabernet Franc</text:p>
          </table:table-cell>
          <table:table-cell office:value-type="string" calcext:value-type="string">
            <text:p>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5300" calcext:value-type="float">
            <text:p>5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39.12156" calcext:value-type="float">
            <text:p>39.121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serre Nuove dell` Ornellaia</text:p>
          </table:table-cell>
          <table:table-cell office:value-type="string" calcext:value-type="string">
            <text:p>Tenuta 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4690" calcext:value-type="float">
            <text:p>4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8.283016" calcext:value-type="float">
            <text:p>48.283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.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4150" calcext:value-type="float">
            <text:p>4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2.78559" calcext:value-type="float">
            <text:p>42.785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uisassi Syrah</text:p>
          </table:table-cell>
          <table:table-cell office:value-type="string" calcext:value-type="string">
            <text:p>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em1k3te2penx8yz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uisassi Bio</text:p>
          </table:table-cell>
          <table:table-cell office:value-type="string" calcext:value-type="string">
            <text:p>Duemani</text:p>
          </table:table-cell>
          <table:table-cell office:value-type="float" office:value="49.21467" calcext:value-type="float">
            <text:p>49.21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500" calcext:value-type="float">
            <text:p>20500</text:p>
          </table:table-cell>
          <table:table-cell office:value-type="float" office:value="10300" calcext:value-type="float">
            <text:p>10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44278" calcext:value-type="float">
            <text:p>33.2442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2500" calcext:value-type="float">
            <text:p>2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837276" calcext:value-type="float">
            <text:p>46.8372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9600" calcext:value-type="float">
            <text:p>9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7.249218" calcext:value-type="float">
            <text:p>37.2492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stamatta verticale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500" calcext:value-type="float">
            <text:p>36500</text:p>
          </table:table-cell>
          <table:table-cell office:value-type="float" office:value="24000" calcext:value-type="float">
            <text:p>2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60.460075" calcext:value-type="float">
            <text:p>60.4600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50 &amp; 50</text:p>
          </table:table-cell>
          <table:table-cell office:value-type="string" calcext:value-type="string">
            <text:p>Avignonesi &amp; Capa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800" calcext:value-type="float">
            <text:p>10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53a52xqrepkrchv7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0 &amp; 50</text:p>
          </table:table-cell>
          <table:table-cell office:value-type="string" calcext:value-type="string">
            <text:p>Capannelle</text:p>
          </table:table-cell>
          <table:table-cell office:value-type="float" office:value="47.722572" calcext:value-type="float">
            <text:p>47.7225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nellaia</text:p>
          </table:table-cell>
          <table:table-cell office:value-type="string" calcext:value-type="string">
            <text:p>Tenuta 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500" calcext:value-type="float">
            <text:p>26500</text:p>
          </table:table-cell>
          <table:table-cell office:value-type="float" office:value="16000" calcext:value-type="float">
            <text:p>1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55624" calcext:value-type="float">
            <text:p>43.955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.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200" calcext:value-type="float">
            <text:p>31200</text:p>
          </table:table-cell>
          <table:table-cell office:value-type="float" office:value="19900" calcext:value-type="float">
            <text:p>19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0.01742" calcext:value-type="float">
            <text:p>40.017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34000" calcext:value-type="float">
            <text:p>3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70997" calcext:value-type="float">
            <text:p>31.5709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iderio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3690" calcext:value-type="float">
            <text:p>3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s1ykn5cfzvyrbxaz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Desiderio Bio</text:p>
          </table:table-cell>
          <table:table-cell office:value-type="string" calcext:value-type="string">
            <text:p>Avignonesi</text:p>
          </table:table-cell>
          <table:table-cell office:value-type="float" office:value="35.989143" calcext:value-type="float">
            <text:p>35.9891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Bruciat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Il Bruciat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31.01591" calcext:value-type="float">
            <text:p>31.015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33 vendemmie</text:p>
          </table:table-cell>
          <table:table-cell office:value-type="string" calcext:value-type="string">
            <text:p>Castell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190" calcext:value-type="float">
            <text:p>6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13ecbhgdxqr44t5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 Trentatre Vendemmie Toscana</text:p>
          </table:table-cell>
          <table:table-cell office:value-type="string" calcext:value-type="string">
            <text:p>Castellare</text:p>
          </table:table-cell>
          <table:table-cell office:value-type="float" office:value="41.225155" calcext:value-type="float">
            <text:p>41.2251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 sodi di San Nicolo</text:p>
          </table:table-cell>
          <table:table-cell office:value-type="string" calcext:value-type="string">
            <text:p>Castell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6700" calcext:value-type="float">
            <text:p>6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. Niccolò</text:p>
          </table:table-cell>
          <table:table-cell office:value-type="string" calcext:value-type="string">
            <text:p>Castellare</text:p>
          </table:table-cell>
          <table:table-cell office:value-type="float" office:value="46.12425" calcext:value-type="float">
            <text:p>46.124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concerto di Fonterutoli</text:p>
          </table:table-cell>
          <table:table-cell office:value-type="string" calcext:value-type="string">
            <text:p>Mazz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ye8ag1rxax9t611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certo Di Fonterutol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41.63644" calcext:value-type="float">
            <text:p>41.636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` Apparita</text:p>
          </table:table-cell>
          <table:table-cell office:value-type="string" calcext:value-type="string">
            <text:p>Castello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18900" calcext:value-type="float">
            <text:p>18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60sygzpm3fmahg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'Apparita</text:p>
          </table:table-cell>
          <table:table-cell office:value-type="string" calcext:value-type="string">
            <text:p>Castello di Ama</text:p>
          </table:table-cell>
          <table:table-cell office:value-type="float" office:value="41.860703" calcext:value-type="float">
            <text:p>41.860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Enrico VI</text:p>
          </table:table-cell>
          <table:table-cell office:value-type="string" calcext:value-type="string">
            <text:p>Codero di Montezem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dyj2knc2pxdamyd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Enrico VI</text:p>
          </table:table-cell>
          <table:table-cell office:value-type="string" calcext:value-type="string">
            <text:p>Cordero di Montezemolo</text:p>
          </table:table-cell>
          <table:table-cell office:value-type="float" office:value="60.970173" calcext:value-type="float">
            <text:p>60.9701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to Moresco (Nebbiolo, Barbera, Merlot)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4250" calcext:value-type="float">
            <text:p>4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3215" calcext:value-type="float">
            <text:p>47.032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 Monferrato Rosso ( Nebbiolo, Barbera )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tgvwpbf3ffkwsgmy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La Spinetta</text:p>
          </table:table-cell>
          <table:table-cell office:value-type="float" office:value="36.44695" calcext:value-type="float">
            <text:p>36.44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ori`Tildin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1000" calcext:value-type="float">
            <text:p>61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z9ywca81hkm70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Sorì Tildìn</text:p>
          </table:table-cell>
          <table:table-cell office:value-type="string" calcext:value-type="string">
            <text:p>Gaja</text:p>
          </table:table-cell>
          <table:table-cell office:value-type="float" office:value="44.39051" calcext:value-type="float">
            <text:p>44.390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4.197258" calcext:value-type="float">
            <text:p>34.197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t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9.023842" calcext:value-type="float">
            <text:p>29.0238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 Siebeneich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Schreckbichl / Colterenzio</text:p>
          </table:table-cell>
          <table:table-cell office:value-type="float" office:value="34.481327" calcext:value-type="float">
            <text:p>34.4813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rosso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h4zarmx6997qna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Cornelius Rosso</text:p>
          </table:table-cell>
          <table:table-cell office:value-type="string" calcext:value-type="string">
            <text:p>Schreckbichl / Colterenzio</text:p>
          </table:table-cell>
          <table:table-cell office:value-type="float" office:value="34.48262" calcext:value-type="float">
            <text:p>34.482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Anton</text:p>
          </table:table-cell>
          <table:table-cell office:value-type="string" calcext:value-type="string">
            <text:p>Schmid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tpzvr2e5fh4np26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on Riserva Lagrein Gries</text:p>
          </table:table-cell>
          <table:table-cell office:value-type="string" calcext:value-type="string">
            <text:p>Schmid Oberrautner</text:p>
          </table:table-cell>
          <table:table-cell office:value-type="float" office:value="34.26241" calcext:value-type="float">
            <text:p>34.262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soglio</text:p>
          </table:table-cell>
          <table:table-cell office:value-type="string" calcext:value-type="string">
            <text:p>Tenuta Bisern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wnaxg3748nwg9bv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Biserno - Tenuta Campo di Sasso</text:p>
          </table:table-cell>
          <table:table-cell office:value-type="float" office:value="30.411587" calcext:value-type="float">
            <text:p>30.4115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lassic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32.743393" calcext:value-type="float">
            <text:p>32.7433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bile di Montepulciano</text:p>
          </table:table-cell>
          <table:table-cell office:value-type="string" calcext:value-type="string">
            <text:p>Boscarelli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a5ajdw1rz6hwntxy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Boscarelli</text:p>
          </table:table-cell>
          <table:table-cell office:value-type="float" office:value="42.59594" calcext:value-type="float">
            <text:p>42.59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</text:p>
          </table:table-cell>
          <table:table-cell office:value-type="string" calcext:value-type="string">
            <text:p>Tenuta Ornellai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0900" calcext:value-type="float">
            <text:p>10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166107" calcext:value-type="float">
            <text:p>43.166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oscato Rosa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a1sev3xj8vapf87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raepositus Moscato Rosa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638355" calcext:value-type="float">
            <text:p>32.6383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Eiswein</text:p>
          </table:table-cell>
          <table:table-cell office:value-type="string" calcext:value-type="string">
            <text:p>Dr. Loosen</text:p>
          </table:table-cell>
          <table:table-cell/>
          <table:table-cell office:value-type="string" calcext:value-type="string">
            <text:p>QUART_1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2900" calcext:value-type="float">
            <text:p>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7rw6bbb49eq50jxp5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Eiswein</text:p>
          </table:table-cell>
          <table:table-cell office:value-type="string" calcext:value-type="string">
            <text:p>Dr. Loosen</text:p>
          </table:table-cell>
          <table:table-cell office:value-type="float" office:value="30.843235" calcext:value-type="float">
            <text:p>30.8432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Rosis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96m7ex095naqnnz3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Rosi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2.113056" calcext:value-type="float">
            <text:p>32.113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Vin Santo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9mj99d915rrdnvjr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 Santo del Chianti Classico</text:p>
          </table:table-cell>
          <table:table-cell office:value-type="string" calcext:value-type="string">
            <text:p>Castello di Ama</text:p>
          </table:table-cell>
          <table:table-cell office:value-type="float" office:value="38.184944" calcext:value-type="float">
            <text:p>38.1849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Chateau d`yquem Sauternes</text:p>
          </table:table-cell>
          <table:table-cell office:value-type="string" calcext:value-type="string">
            <text:p>Chateau d`Yquem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cp5fb4jqaz1epam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d'Yquem</text:p>
          </table:table-cell>
          <table:table-cell office:value-type="string" calcext:value-type="string">
            <text:p>Château d'Yquem</text:p>
          </table:table-cell>
          <table:table-cell office:value-type="float" office:value="53.596428" calcext:value-type="float">
            <text:p>53.5964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Tokaji Eszencia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1200" calcext:value-type="float">
            <text:p>31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hhysam0wd6j8sx3p8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Eszencia</text:p>
          </table:table-cell>
          <table:table-cell office:value-type="string" calcext:value-type="string">
            <text:p>Oremus</text:p>
          </table:table-cell>
          <table:table-cell office:value-type="float" office:value="42.892326" calcext:value-type="float">
            <text:p>42.892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Mumelter 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750" calcext:value-type="float">
            <text:p>5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074837" calcext:value-type="float">
            <text:p>42.0748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marein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2900" calcext:value-type="float">
            <text:p>1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6.501575" calcext:value-type="float">
            <text:p>36.501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7800" calcext:value-type="float">
            <text:p>7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39.76174" calcext:value-type="float">
            <text:p>39.761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ma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150" calcext:value-type="float">
            <text:p>4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2.41534" calcext:value-type="float">
            <text:p>32.415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eldherr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q5662fvs3cm5vax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err Bio</text:p>
          </table:table-cell>
          <table:table-cell office:value-type="string" calcext:value-type="string">
            <text:p>Lieselehof</text:p>
          </table:table-cell>
          <table:table-cell office:value-type="float" office:value="43.575127" calcext:value-type="float">
            <text:p>43.5751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mposition Reif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900" calcext:value-type="float">
            <text:p>8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4.76326" calcext:value-type="float">
            <text:p>44.76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Vajo Amaron </text:p>
          </table:table-cell>
          <table:table-cell office:value-type="string" calcext:value-type="string">
            <text:p>Serego Alighieri 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900" calcext:value-type="float">
            <text:p>8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kzgj2rjdje1bsxc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aio Armaron</text:p>
          </table:table-cell>
          <table:table-cell office:value-type="string" calcext:value-type="string">
            <text:p>Masi - Serego Alighieri</text:p>
          </table:table-cell>
          <table:table-cell office:value-type="float" office:value="70.82197" calcext:value-type="float">
            <text:p>70.821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Riserva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2400" calcext:value-type="float">
            <text:p>12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6ajfw8xnmfax6dm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Costasera</text:p>
          </table:table-cell>
          <table:table-cell office:value-type="string" calcext:value-type="string">
            <text:p>Masi</text:p>
          </table:table-cell>
          <table:table-cell office:value-type="float" office:value="30.117376" calcext:value-type="float">
            <text:p>30.1173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200" calcext:value-type="float">
            <text:p>10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6863" calcext:value-type="float">
            <text:p>28.9568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Badia a passignan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900" calcext:value-type="float">
            <text:p>6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xs1s3v040zme1eh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adia A Passignano</text:p>
          </table:table-cell>
          <table:table-cell office:value-type="string" calcext:value-type="string">
            <text:p>Antinori</text:p>
          </table:table-cell>
          <table:table-cell office:value-type="float" office:value="50.34275" calcext:value-type="float">
            <text:p>50.342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</text:p>
          </table:table-cell>
          <table:table-cell office:value-type="string" calcext:value-type="string">
            <text:p>Fonterutoli Mazze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dvhdzcy55b6b4xy6fydhk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42.907623" calcext:value-type="float">
            <text:p>42.9076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bile di Montepulciano Asinone </text:p>
          </table:table-cell>
          <table:table-cell office:value-type="string" calcext:value-type="string">
            <text:p>Poliz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9500" calcext:value-type="float">
            <text:p>9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7b05dgyw9ry5ap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Asinone</text:p>
          </table:table-cell>
          <table:table-cell office:value-type="string" calcext:value-type="string">
            <text:p>Poliziano</text:p>
          </table:table-cell>
          <table:table-cell office:value-type="float" office:value="47.88184" calcext:value-type="float">
            <text:p>47.88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bile di Montepulciano</text:p>
          </table:table-cell>
          <table:table-cell office:value-type="string" calcext:value-type="string">
            <text:p>Boscarel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a5ajdw1rz6hwntxy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Boscarelli</text:p>
          </table:table-cell>
          <table:table-cell office:value-type="float" office:value="42.59594" calcext:value-type="float">
            <text:p>42.59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Volta di Bertinga</text:p>
          </table:table-cell>
          <table:table-cell office:value-type="string" calcext:value-type="string">
            <text:p>Bertin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9500" calcext:value-type="float">
            <text:p>19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wxzn18yjrenwzecg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ta di Bertinga</text:p>
          </table:table-cell>
          <table:table-cell office:value-type="string" calcext:value-type="string">
            <text:p>Bertinga</text:p>
          </table:table-cell>
          <table:table-cell office:value-type="float" office:value="56.295605" calcext:value-type="float">
            <text:p>56.295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giovese Grandi Annate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500" calcext:value-type="float">
            <text:p>1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s1wy9td04da4avk05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In Grandi Annate</text:p>
          </table:table-cell>
          <table:table-cell office:value-type="string" calcext:value-type="string">
            <text:p>Avignonesi</text:p>
          </table:table-cell>
          <table:table-cell office:value-type="float" office:value="42.086403" calcext:value-type="float">
            <text:p>42.0864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giovese Testamatta rosso Bibi Graetz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59.67056" calcext:value-type="float">
            <text:p>59.67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giovese Villaggio Rocca d`Orcia</text:p>
          </table:table-cell>
          <table:table-cell office:value-type="string" calcext:value-type="string">
            <text:p>Podere Fort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3nss8xthkaf1j64w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a d'Orcia Villaggio</text:p>
          </table:table-cell>
          <table:table-cell office:value-type="string" calcext:value-type="string">
            <text:p>Podere Forte</text:p>
          </table:table-cell>
          <table:table-cell office:value-type="float" office:value="56.466835" calcext:value-type="float">
            <text:p>56.4668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gheri rosso il Seggi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50" calcext:value-type="float">
            <text:p>3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71cmbn9kxfdbhqej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Il Seggio</text:p>
          </table:table-cell>
          <table:table-cell office:value-type="string" calcext:value-type="string">
            <text:p>Poggio Al Tesoro</text:p>
          </table:table-cell>
          <table:table-cell office:value-type="float" office:value="54.297295" calcext:value-type="float">
            <text:p>54.2972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gheri rosso</text:p>
          </table:table-cell>
          <table:table-cell office:value-type="string" calcext:value-type="string">
            <text:p>Michele Satta</text:p>
          </table:table-cell>
          <table:table-cell/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npyx6krgn42w6wr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</text:p>
          </table:table-cell>
          <table:table-cell office:value-type="string" calcext:value-type="string">
            <text:p>Michele Satta</text:p>
          </table:table-cell>
          <table:table-cell office:value-type="float" office:value="34.948933" calcext:value-type="float">
            <text:p>34.9489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0400" calcext:value-type="float">
            <text:p>20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6863" calcext:value-type="float">
            <text:p>28.9568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Vistorta </text:p>
          </table:table-cell>
          <table:table-cell office:value-type="string" calcext:value-type="string">
            <text:p>Conte Br. d`Add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q8mp8305kt2cmh3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Il Vistorta Bio</text:p>
          </table:table-cell>
          <table:table-cell office:value-type="string" calcext:value-type="string">
            <text:p>Conte Brandolini d'Adda</text:p>
          </table:table-cell>
          <table:table-cell office:value-type="float" office:value="38.724274" calcext:value-type="float">
            <text:p>38.7242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stamatta Bibi Graetz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59.67056" calcext:value-type="float">
            <text:p>59.67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Lafoa 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1.804344" calcext:value-type="float">
            <text:p>31.8043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Lafoa 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ALTHAZAR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1.804344" calcext:value-type="float">
            <text:p>31.804344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3"/>
        <table:table-column table:style-name="co1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fsa2r791abqhxexk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Gumphof</text:p>
          </table:table-cell>
          <table:table-cell office:value-type="string" calcext:value-type="string">
            <text:p>Gump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57dashcv82bnem636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Oberberg</text:p>
          </table:table-cell>
          <table:table-cell office:value-type="string" calcext:value-type="string">
            <text:p>Kornell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fmb4whagk0xe0myxm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riserva Renaissance</text:p>
          </table:table-cell>
          <table:table-cell office:value-type="string" calcext:value-type="string">
            <text:p>Gump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3090" calcext:value-type="float">
            <text:p>3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Kobler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030" calcext:value-type="float">
            <text:p>10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zek16tvess2kjkcpz2cj2p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riserva Renaissance</text:p>
          </table:table-cell>
          <table:table-cell office:value-type="string" calcext:value-type="string">
            <text:p>Gump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990" calcext:value-type="float">
            <text:p>2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x88qdw8ycweav41n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Mediaevum</text:p>
          </table:table-cell>
          <table:table-cell office:value-type="string" calcext:value-type="string">
            <text:p>Gump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3syhh62fw65qgvpxp9thn4</text:p>
          </table:table-cell>
          <table:table-cell/>
          <table:table-cell table:style-name="ce5"/>
          <table:table-cell office:value-type="string" calcext:value-type="string">
            <text:p>Blauburgunder Artur</text:p>
          </table:table-cell>
          <table:table-cell office:value-type="string" calcext:value-type="string">
            <text:p>Seeperle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51djer8s6d0sjekgj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eif</text:p>
          </table:table-cell>
          <table:table-cell office:value-type="string" calcext:value-type="string">
            <text:p>Kornell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40" calcext:value-type="float">
            <text:p>9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3t7bfby2vpctjwrqa3wva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Ronc</text:p>
          </table:table-cell>
          <table:table-cell office:value-type="string" calcext:value-type="string">
            <text:p>Greisbauer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e7swjrs3trks81fdr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erflabilis</text:p>
          </table:table-cell>
          <table:table-cell office:value-type="string" calcext:value-type="string">
            <text:p>Griesbauer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200" calcext:value-type="float">
            <text:p>6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560drjja56baway98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 Staffes</text:p>
          </table:table-cell>
          <table:table-cell office:value-type="string" calcext:value-type="string">
            <text:p>Kornell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zez7xbwrgwrh61zpa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Kressfeld</text:p>
          </table:table-cell>
          <table:table-cell office:value-type="string" calcext:value-type="string">
            <text:p>Kornell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ze1kk5k84069y9vqg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Glassierhof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430" calcext:value-type="float">
            <text:p>24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3c6n03jcftj8at9m6njhrv</text:p>
          </table:table-cell>
          <table:table-cell/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Ampeleia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54kvvj52rschzzz1an</text:p>
          </table:table-cell>
          <table:table-cell/>
          <table:table-cell table:style-name="ce5"/>
          <table:table-cell office:value-type="string" calcext:value-type="string">
            <text:p>Merlot Staves</text:p>
          </table:table-cell>
          <table:table-cell office:value-type="string" calcext:value-type="string">
            <text:p>Kornellhof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300" calcext:value-type="float">
            <text:p>4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x6csdz3rkyhem0ge2</text:p>
          </table:table-cell>
          <table:table-cell/>
          <table:table-cell table:style-name="ce5"/>
          <table:table-cell office:value-type="string" calcext:value-type="string">
            <text:p>Fojaneghe </text:p>
          </table:table-cell>
          <table:table-cell office:value-type="string" calcext:value-type="string">
            <text:p>Conti Bossi Fedrigotti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hewb1r5rq77ymechgm</text:p>
          </table:table-cell>
          <table:table-cell/>
          <table:table-cell table:style-name="ce5"/>
          <table:table-cell office:value-type="string" calcext:value-type="string">
            <text:p>Prosecco Brut Zero 26° Primo </text:p>
          </table:table-cell>
          <table:table-cell office:value-type="string" calcext:value-type="string">
            <text:p>Andreo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hehggsmkhrzavakt7w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rosecco Brut Col del Forno </text:p>
          </table:table-cell>
          <table:table-cell office:value-type="string" calcext:value-type="string">
            <text:p>Andreo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herpg3e81afpeg52tb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rosecco Extra Dry Mas de Fer </text:p>
          </table:table-cell>
          <table:table-cell office:value-type="string" calcext:value-type="string">
            <text:p>Andreo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cc3xzy838phqtczkg7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errari Maximum Brut ( Trento doc ) 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5kqpwzhpn8r5x9b45q</text:p>
          </table:table-cell>
          <table:table-cell/>
          <table:table-cell table:style-name="ce5"/>
          <table:table-cell office:value-type="string" calcext:value-type="string">
            <text:p>Trento Doc Blauwal Rose`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uinart Brut 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3390" calcext:value-type="float">
            <text:p>3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ollinger Brut 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5790" calcext:value-type="float">
            <text:p>57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3tc1w63jkbna3pvhzqq59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Riserva Aurona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wzyfdmfvtvp7c8x5fs</text:p>
          </table:table-cell>
          <table:table-cell/>
          <table:table-cell table:style-name="ce5"/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100" calcext:value-type="float">
            <text:p>2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3th2d9np0q8y87t0y8cqc7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Verena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019" calcext:value-type="float">
            <text:p>10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3990" calcext:value-type="float">
            <text:p>3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49kze5jqmfxgercqpt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fefferer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760" calcext:value-type="float">
            <text:p>7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Merlot rose`</text:p>
          </table:table-cell>
          <table:table-cell office:value-type="string" calcext:value-type="string">
            <text:p>Kob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Flaschenpost 0,5 lt</text:p>
          </table:table-cell>
          <table:table-cell office:value-type="string" calcext:value-type="string">
            <text:p>Sölva &amp; Kofl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xf6gtse57spekc1e3</text:p>
          </table:table-cell>
          <table:table-cell/>
          <table:table-cell table:style-name="ce5"/>
          <table:table-cell office:value-type="string" calcext:value-type="string">
            <text:p>Rosa dei Masi </text:p>
          </table:table-cell>
          <table:table-cell office:value-type="string" calcext:value-type="string">
            <text:p>Mas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980" calcext:value-type="float">
            <text:p>9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e9czcdyxtfwtktsc5b</text:p>
          </table:table-cell>
          <table:table-cell/>
          <table:table-cell table:style-name="ce5"/>
          <table:table-cell office:value-type="string" calcext:value-type="string">
            <text:p>Bolgheri rosato Cassiope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040" calcext:value-type="float">
            <text:p>10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nppb3qhq49ajx5tf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alterer See Alexander</text:p>
          </table:table-cell>
          <table:table-cell office:value-type="string" calcext:value-type="string">
            <text:p>Nik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19" calcext:value-type="float">
            <text:p>9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3tr85pehyv74nr9c2k0g7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alterersee Superior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vf1xzamprrnxx0043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Mazon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rd3g06bnqbdvyp3t6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Selection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pm7p3pekabgw88zacw</text:p>
          </table:table-cell>
          <table:table-cell/>
          <table:table-cell table:style-name="ce5"/>
          <table:table-cell office:value-type="string" calcext:value-type="string">
            <text:p>Blauburgunder Riserva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200" calcext:value-type="float">
            <text:p>6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3txzdk50zqy8g6w8fs2enh</text:p>
          </table:table-cell>
          <table:table-cell/>
          <table:table-cell table:style-name="ce5"/>
          <table:table-cell office:value-type="string" calcext:value-type="string">
            <text:p>Blauburgunder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250" calcext:value-type="float">
            <text:p>4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5650" calcext:value-type="float">
            <text:p>5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b3x66mxnbmraa1tc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Barbagol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h9wf5mefat3mteje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erlhof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aber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190" calcext:value-type="float">
            <text:p>3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hv49szy8rgmwyak0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restige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bqvd8f4ev5cj34yy2k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50" calcext:value-type="float">
            <text:p>2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x4kpx83nx3cx69jc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Abtei muri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49v0qjxd6szhh34m1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ies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240" calcext:value-type="float">
            <text:p>22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/>
          <table:table-cell table:style-name="ce5"/>
          <table:table-cell office:value-type="string" calcext:value-type="string">
            <text:p>Lagrein 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3450" calcext:value-type="float">
            <text:p>3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blinus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300" calcext:value-type="float">
            <text:p>10300</text:p>
          </table:table-cell>
          <table:table-cell office:value-type="float" office:value="7030" calcext:value-type="float">
            <text:p>70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. Gloria</text:p>
          </table:table-cell>
          <table:table-cell office:value-type="string" calcext:value-type="string">
            <text:p>Nu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3ec9r495swhpcj3p89dq20</text:p>
          </table:table-cell>
          <table:table-cell/>
          <table:table-cell table:style-name="ce5"/>
          <table:table-cell office:value-type="string" calcext:value-type="string">
            <text:p>Merlot riserva Punggl</text:p>
          </table:table-cell>
          <table:table-cell office:value-type="string" calcext:value-type="string">
            <text:p>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 Gant</text:p>
          </table:table-cell>
          <table:table-cell office:value-type="string" calcext:value-type="string">
            <text:p>Andrian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3520" calcext:value-type="float">
            <text:p>35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MIII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xg77sk3wjaa5ezp15k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oam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3390" calcext:value-type="float">
            <text:p>3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2880" calcext:value-type="float">
            <text:p>2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` Tirolensis rot</text:p>
          </table:table-cell>
          <table:table-cell office:value-type="string" calcext:value-type="string">
            <text:p>Tirolensis Ars V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n5rrey1nanbd83c82r37w74</text:p>
          </table:table-cell>
          <table:table-cell/>
          <table:table-cell table:style-name="ce5"/>
          <table:table-cell office:value-type="string" calcext:value-type="string">
            <text:p>Planties Rot ( Pivi)</text:p>
          </table:table-cell>
          <table:table-cell office:value-type="string" calcext:value-type="string">
            <text:p>S. Quirin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990" calcext:value-type="float">
            <text:p>2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rgo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530" calcext:value-type="float">
            <text:p>15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f3z4pyxbqy0kdjyf1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Riserv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lassico vecchie annate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x9cwbkfx2k4s0ybdz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ampolongo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8800" calcext:value-type="float">
            <text:p>8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2m1hq3s7p4m9ny4jt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a Florian</text:p>
          </table:table-cell>
          <table:table-cell office:value-type="string" calcext:value-type="string">
            <text:p>Tom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5380" calcext:value-type="float">
            <text:p>53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vwhzf3g9pjshwsxhyb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</text:p>
          </table:table-cell>
          <table:table-cell office:value-type="string" calcext:value-type="string">
            <text:p>Monte Dall`O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06zwcsc4b3znqxgd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Castellare</text:p>
          </table:table-cell>
          <table:table-cell office:value-type="string" calcext:value-type="string">
            <text:p>Castel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370" calcext:value-type="float">
            <text:p>13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kzvdmb5gyytjhemvy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ucale oro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450" calcext:value-type="float">
            <text:p>2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</text:p>
          </table:table-cell>
          <table:table-cell office:value-type="string" calcext:value-type="string">
            <text:p>Castell`in Villa</text:p>
          </table:table-cell>
          <table:table-cell table:style-name="ce3" office:value-type="string" calcext:value-type="string">
            <text:p>Verticale annate 85/95/05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Marchese Antinori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2720" calcext:value-type="float">
            <text:p>27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8a3gn9e6zgs8z1fwzm</text:p>
          </table:table-cell>
          <table:table-cell/>
          <table:table-cell table:style-name="ce5"/>
          <table:table-cell office:value-type="string" calcext:value-type="string">
            <text:p>Pertruccino Orcia</text:p>
          </table:table-cell>
          <table:table-cell office:value-type="string" calcext:value-type="string">
            <text:p>Podere For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j5gwdkx8etx70vby9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ffocone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9975" calcext:value-type="float">
            <text:p>99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z3fb0menbqr7nsavdgxtvf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` Alba Superiore Ad Majora</text:p>
          </table:table-cell>
          <table:table-cell office:value-type="string" calcext:value-type="string">
            <text:p>San Bia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xzttp0pfkq3jjm6c8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d`Alba</text:p>
          </table:table-cell>
          <table:table-cell office:value-type="string" calcext:value-type="string">
            <text:p>Illumin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975" calcext:value-type="float">
            <text:p>9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pq3dhfkzwpbma95ew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Elio Gr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brusco dolce I Quercioli</text:p>
          </table:table-cell>
          <table:table-cell office:value-type="string" calcext:value-type="string">
            <text:p>Medici Erme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434" calcext:value-type="float">
            <text:p>43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rwyrtxrwcmh0h2ma3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urriga Isola dei Nuragi</text:p>
          </table:table-cell>
          <table:table-cell office:value-type="string" calcext:value-type="string">
            <text:p>Argio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float" office:value="7900" calcext:value-type="float">
            <text:p>7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Flaschenpost Rose`</text:p>
          </table:table-cell>
          <table:table-cell office:value-type="string" calcext:value-type="string">
            <text:p>Andy Sölva &amp; N. Kofl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bdvhdzcy55b6b4xy6fydhkv</text:p>
          </table:table-cell>
          <table:table-cell/>
          <table:table-cell table:style-name="ce5"/>
          <table:table-cell office:value-type="string" calcext:value-type="string">
            <text:p>Chianti Fonterutoli</text:p>
          </table:table-cell>
          <table:table-cell office:value-type="string" calcext:value-type="string">
            <text:p>Mazzei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e71cmbn9kxfdbhqej5</text:p>
          </table:table-cell>
          <table:table-cell/>
          <table:table-cell table:style-name="ce5"/>
          <table:table-cell office:value-type="string" calcext:value-type="string">
            <text:p>Bolgheri Rosso Poggio al Tesoro</text:p>
          </table:table-cell>
          <table:table-cell office:value-type="string" calcext:value-type="string">
            <text:p>Il Seggi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/>
          <table:table-cell table:style-name="ce5"/>
          <table:table-cell office:value-type="string" calcext:value-type="string">
            <text:p>Cabreo</text:p>
          </table:table-cell>
          <table:table-cell office:value-type="string" calcext:value-type="string">
            <text:p>Tenuta Il Borg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xh5n9yqan0denv5sx8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Epokale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0" calcext:value-type="float">
            <text:p>43000</text:p>
          </table:table-cell>
          <table:table-cell office:value-type="float" office:value="33000" calcext:value-type="float">
            <text:p>3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zzj619n9spacdw6hz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Comtess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330" calcext:value-type="float">
            <text:p>23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9pkd3v8xn0y8j9vbw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Le Petit Manincor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3750" calcext:value-type="float">
            <text:p>3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twr2bnkyggvqr2c10s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Saphir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2350" calcext:value-type="float">
            <text:p>2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g94yr4a3qs46j1p4r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Ben Rye`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2650" calcext:value-type="float">
            <text:p>2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hv49szy8rgmwyak0n</text:p>
          </table:table-cell>
          <table:table-cell/>
          <table:table-cell table:style-name="ce5"/>
          <table:table-cell office:value-type="string" calcext:value-type="string">
            <text:p>Lagrein Prestige </text:p>
          </table:table-cell>
          <table:table-cell office:value-type="string" calcext:value-type="string">
            <text:p>Kellerie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800" calcext:value-type="float">
            <text:p>4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/>
          <table:table-cell table:style-name="ce5"/>
          <table:table-cell office:value-type="string" calcext:value-type="string">
            <text:p>Lagrein Abtei Muri</text:p>
          </table:table-cell>
          <table:table-cell office:value-type="string" calcext:value-type="string">
            <text:p>Abtei Mu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50" calcext:value-type="float">
            <text:p>4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/>
          <table:table-cell table:style-name="ce5"/>
          <table:table-cell office:value-type="string" calcext:value-type="string">
            <text:p>Lagrein Klosteranger </text:p>
          </table:table-cell>
          <table:table-cell office:value-type="string" calcext:value-type="string">
            <text:p>Abtei Mu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300" calcext:value-type="float">
            <text:p>10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/>
          <table:table-cell table:style-name="ce5"/>
          <table:table-cell office:value-type="string" calcext:value-type="string">
            <text:p>Amistar Rot 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/>
          <table:table-cell table:style-name="ce5"/>
          <table:table-cell office:value-type="string" calcext:value-type="string">
            <text:p>Teroldego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100" calcext:value-type="float">
            <text:p>3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x9cwbkfx2k4s0ybdz</text:p>
          </table:table-cell>
          <table:table-cell/>
          <table:table-cell table:style-name="ce5"/>
          <table:table-cell office:value-type="string" calcext:value-type="string">
            <text:p>Amarone Campolongo di Torbe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9500" calcext:value-type="float">
            <text:p>19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ianti Marchese Antinori 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y6gja7fn0tpxa4jdv</text:p>
          </table:table-cell>
          <table:table-cell/>
          <table:table-cell table:style-name="ce5"/>
          <table:table-cell office:value-type="string" calcext:value-type="string">
            <text:p>Chiandi classico S. Lorenzo </text:p>
          </table:table-cell>
          <table:table-cell office:value-type="string" calcext:value-type="string">
            <text:p>Castello 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06zwcsc4b3znqxgds</text:p>
          </table:table-cell>
          <table:table-cell/>
          <table:table-cell table:style-name="ce5"/>
          <table:table-cell office:value-type="string" calcext:value-type="string">
            <text:p>Chianti classico Castellina</text:p>
          </table:table-cell>
          <table:table-cell office:value-type="string" calcext:value-type="string">
            <text:p>Castellar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/>
          <table:table-cell table:style-name="ce5"/>
          <table:table-cell office:value-type="string" calcext:value-type="string">
            <text:p>Guado Al Tasso 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/>
          <table:table-cell table:style-name="ce5"/>
          <table:table-cell office:value-type="string" calcext:value-type="string">
            <text:p>Tignanello Antinori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/>
          <table:table-cell table:style-name="ce5"/>
          <table:table-cell office:value-type="string" calcext:value-type="string">
            <text:p>Il Pi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9950" calcext:value-type="float">
            <text:p>9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/>
          <table:table-cell table:style-name="ce5"/>
          <table:table-cell office:value-type="string" calcext:value-type="string">
            <text:p>Cabernet Campaner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ALTHAZAR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2T15:48:37.818785801</dc:date>
    <meta:editing-duration>PT13S</meta:editing-duration>
    <meta:editing-cycles>1</meta:editing-cycles>
    <meta:document-statistic meta:table-count="2" meta:cell-count="4361" meta:object-count="0"/>
    <meta:generator>LibreOffice/7.3.7.2$Linux_X86_64 LibreOffice_project/30$Build-2</meta:generator>
  </office:meta>
</office:document-meta>
</file>